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25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2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694" calcext:value-type="float">
            <text:p>5.9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262" calcext:value-type="float">
            <text:p>5.7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2132" calcext:value-type="float">
            <text:p>7.15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7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36" meta:object-count="0"/>
    <meta:user-defined meta:name="AppVersion">3.0</meta:user-defined>
  </office:meta>
</office:document-meta>
</file>